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ubtitle">
      <style:paragraph-properties fo:break-before="page"/>
    </style:style>
    <style:style style:name="P2" style:family="paragraph" style:parent-style-name="Standard">
      <style:text-properties officeooo:rsid="001f2cba" officeooo:paragraph-rsid="001f2cba"/>
    </style:style>
    <style:style style:name="P3" style:family="paragraph" style:parent-style-name="Standard">
      <style:text-properties fo:font-size="11pt" officeooo:rsid="001f2cba" officeooo:paragraph-rsid="001f2cba" style:font-size-asian="11pt" style:font-size-complex="11pt"/>
    </style:style>
    <style:style style:name="P4" style:family="paragraph" style:parent-style-name="Standard">
      <style:text-properties fo:font-size="11pt" officeooo:rsid="001f2cba" officeooo:paragraph-rsid="001f2cba" style:font-size-asian="11pt" style:font-size-complex="11pt"/>
    </style:style>
    <style:style style:name="P5" style:family="paragraph" style:parent-style-name="Standard">
      <style:text-properties fo:font-size="11pt" officeooo:rsid="001faa0f" officeooo:paragraph-rsid="001faa0f" style:font-size-asian="11pt" style:font-size-complex="11pt"/>
    </style:style>
    <style:style style:name="P6" style:family="paragraph" style:parent-style-name="Text_20_body">
      <style:text-properties officeooo:rsid="001faa0f" officeooo:paragraph-rsid="001faa0f"/>
    </style:style>
    <style:style style:name="P7" style:family="paragraph" style:parent-style-name="Text_20_body" style:list-style-name="L1">
      <style:text-properties officeooo:rsid="001faa0f" officeooo:paragraph-rsid="001faa0f"/>
    </style:style>
    <style:style style:name="P8" style:family="paragraph" style:parent-style-name="Text_20_body" style:list-style-name="L2">
      <style:text-properties officeooo:rsid="001faa0f" officeooo:paragraph-rsid="001faa0f"/>
    </style:style>
    <style:style style:name="P9" style:family="paragraph" style:parent-style-name="Header">
      <style:text-properties officeooo:rsid="001f2cba" officeooo:paragraph-rsid="001faa0f"/>
    </style:style>
    <style:style style:name="T1" style:family="text">
      <style:text-properties officeooo:rsid="001faa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>Inteligencia artificial II</text:p>
      <text:p text:style-name="Title"/>
      <text:p text:style-name="Title">Javier Emmanuel Astudillo Salamanca</text:p>
      <text:p text:style-name="Title">Jorge Ulises Hernandez Cardenas</text:p>
      <text:p text:style-name="Title"/>
      <text:p text:style-name="Title">Practica 01</text:p>
      <text:p text:style-name="Title"/>
      <text:p text:style-name="Title">Perceptron</text:p>
      <text:p text:style-name="P1">Codigo</text:p>
      <text:p text:style-name="P2"/>
      <text:p text:style-name="P3">def training():</text:p>
      <text:p text:style-name="P3"><text:tab/>tieneError = True</text:p>
      <text:p text:style-name="P3"><text:tab/>iteracion = 0</text:p>
      <text:p text:style-name="P3"/>
      <text:p text:style-name="P3"><text:tab/>while tieneError:</text:p>
      <text:p text:style-name="P3"><text:tab/><text:tab/>tieneError = False</text:p>
      <text:p text:style-name="P3"/>
      <text:p text:style-name="P3"><text:tab/><text:tab/>for punto in puntosEntrenamiento:</text:p>
      <text:p text:style-name="P3"><text:tab/><text:tab/><text:tab/>salida = respuesta(punto)<text:tab/><text:tab/><text:tab/></text:p>
      <text:p text:style-name="P3"/>
      <text:p text:style-name="P3"><text:tab/><text:tab/><text:tab/>error = punto.getClase() - salida</text:p>
      <text:p text:style-name="P3"/>
      <text:p text:style-name="P3"><text:tab/><text:tab/><text:tab/>print("Error: " + str(error))</text:p>
      <text:p text:style-name="P3"/>
      <text:p text:style-name="P3"><text:tab/><text:tab/><text:tab/>if ( error != C_ZERO ):</text:p>
      <text:p text:style-name="P3"><text:tab/><text:tab/><text:tab/><text:tab/>tieneError = True</text:p>
      <text:p text:style-name="P3"/>
      <text:p text:style-name="P3"><text:tab/><text:tab/><text:tab/><text:span text:style-name="T1">#Ajuste de pesos</text:span></text:p>
      <text:p text:style-name="P3"><text:tab/><text:tab/><text:tab/>W0.setPeso( W0.getPeso() + LEARNING_RATE * error * X0 )</text:p>
      <text:p text:style-name="P3"><text:tab/><text:tab/><text:tab/>for i,entrada in enumerate(Entradas):</text:p>
      <text:p text:style-name="P3"><text:tab/><text:tab/><text:tab/> <text:s text:c="9"/>peso = entrada.getPeso() + LEARNING_RATE * error *punto.getCoordenadas()[i]</text:p>
      <text:p text:style-name="P3"><text:tab/><text:tab/><text:tab/><text:tab/><text:tab/><text:tab/> <text:s text:c="2"/></text:p>
      <text:p text:style-name="P3"><text:tab/><text:tab/><text:tab/><text:tab/>entrada.setPeso( peso )</text:p>
      <text:p text:style-name="P3"><text:tab/><text:tab/><text:span text:style-name="T1">#Grafica</text:span></text:p>
      <text:p text:style-name="P3"><text:tab/><text:tab/>iteracion += 1</text:p>
      <text:p text:style-name="P3"><text:tab/><text:tab/>print("Peso: " + str(W0.getPeso()))</text:p>
      <text:p text:style-name="P3"><text:tab/><text:tab/>for entrada in Entradas:</text:p>
      <text:p text:style-name="P3"><text:tab/><text:tab/><text:tab/>print("Peso:" + str(entrada.getPeso()) )</text:p>
      <text:p text:style-name="P3"/>
      <text:p text:style-name="P3"><text:tab/><text:tab/>print("Iteracion: " + str(iteracion))</text:p>
      <text:p text:style-name="P3"><text:tab/><text:tab/>plotTrain(puntosEntrenamiento,Entradas, W0.getPeso())</text:p>
      <text:p text:style-name="P3"><text:tab/><text:tab/>#graf.redraw(puntosEntrenamiento,Entradas,W0.getPeso())</text:p>
      <text:p text:style-name="P3"/>
      <text:p text:style-name="P3"><text:tab/><text:tab/>pass</text:p>
      <text:p text:style-name="P5">#Respuesta</text:p>
      <text:p text:style-name="P3">def respuesta(punto):</text:p>
      <text:p text:style-name="P3"><text:tab/>suma = X0 * W0.getPeso()</text:p>
      <text:p text:style-name="P3"><text:tab/>for i, entrada in enumerate(Entradas):</text:p>
      <text:p text:style-name="P3"><text:tab/><text:tab/>suma += punto.getCoordenadas()[i] * entrada.getPeso()</text:p>
      <text:p text:style-name="P3"/>
      <text:p text:style-name="P3"><text:tab/>if suma &gt;= C_ZERO:<text:tab/>return 1</text:p>
      <text:p text:style-name="P3"/>
      <text:p text:style-name="P3"><text:tab/>else:<text:tab/>return C_ZERO</text:p>
      <text:p text:style-name="P3"/>
      <text:p text:style-name="Subtitle"><text:soft-page-break/>Ventajas y desventajas contra una base de datos</text:p>
      <text:p text:style-name="Text_20_body"/>
      <text:p text:style-name="P6">Ventajas</text:p>
      <text:list xml:id="list8684258178562952480" text:style-name="L1">
        <text:list-item>
          <text:p text:style-name="P7">Entrenas una vez y funciona para cualquier instancia de las clases</text:p>
        </text:list-item>
        <text:list-item>
          <text:p text:style-name="P7">La cantidad de proceso de calculo necesario para que converja es menor</text:p>
        </text:list-item>
        <text:list-item>
          <text:p text:style-name="P7">No necesariamente necesita ser entrenado por un humano</text:p>
        </text:list-item>
      </text:list>
      <text:p text:style-name="P6">Desventajas</text:p>
      <text:list xml:id="list1330163631279055748" text:style-name="L2">
        <text:list-item>
          <text:p text:style-name="P8">Necesita ser clasificado por un humano</text:p>
        </text:list-item>
        <text:list-item>
          <text:p text:style-name="P8">Tarda mas tiempo en ser entrena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f2cba" officeooo:paragraph-rsid="001faa0f"/>
    </style:style>
    <style:style style:name="MT1" style:family="text">
      <style:text-properties officeooo:rsid="001faa0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avier Emmanuel Astudillo Salamanca<text:tab/><text:tab/>213496188</text:p>
        <text:p text:style-name="MP1"><text:span text:style-name="MT1">Ulises Hernandez Cardenas</text:span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1:27:25.993496166</meta:creation-date>
    <dc:date>2017-01-31T12:23:18.125900889</dc:date>
    <meta:editing-duration>PT39M36S</meta:editing-duration>
    <meta:editing-cycles>2</meta:editing-cycles>
    <meta:generator>LibreOffice/4.4.7.2$Linux_X86_64 LibreOffice_project/40$Build-2</meta:generator>
    <meta:document-statistic meta:table-count="0" meta:image-count="0" meta:object-count="0" meta:page-count="3" meta:paragraph-count="49" meta:word-count="197" meta:character-count="1518" meta:non-whitespace-character-count="1285"/>
  </office:meta>
</office:document-meta>
</file>